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2Coding" svg:font-family="D2Coding" style:font-adornments="보통" style:font-family-generic="modern" style:font-pitch="fixed"/>
    <style:font-face style:name="D2Coding1" svg:font-family="D2Coding" style:font-family-generic="roman" style:font-pitch="variable"/>
    <style:font-face style:name="D2Coding2" svg:font-family="D2Coding" style:font-adornments="보통" style:font-family-generic="modern" style:font-pitch="variable"/>
    <style:font-face style:name="D2Coding3" svg:font-family="D2Coding" style:font-adornments="보통" style:font-family-generic="roman" style:font-pitch="variable"/>
    <style:font-face style:name="D2Coding4" svg:font-family="D2Coding" style:font-family-generic="system" style:font-pitch="variable"/>
    <style:font-face style:name="D2Coding5" svg:font-family="D2Coding" style:font-adornments="보통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bottom" draw:auto-grow-height="false" fo:min-height="3.586cm" fo:min-width="3.5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2cm"/>
      <style:paragraph-properties style:writing-mode="lr-tb"/>
    </style:style>
    <style:style style:name="gr3" style:family="graphic" style:parent-style-name="standard">
      <style:graphic-properties draw:fill-color="#158466" draw:textarea-horizontal-align="justify" draw:textarea-vertical-align="middle" draw:auto-grow-height="false" fo:min-height="1.104cm" fo:min-width="2.854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bottom" draw:auto-grow-height="false" fo:min-height="3.586cm" fo:min-width="3.586cm"/>
      <style:paragraph-properties style:writing-mode="lr-tb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1.104cm" fo:min-width="1.354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화살촉_20_8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화살촉_20_9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화살촉_20_13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화살촉_20_14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687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>
      <loext:graphic-properties draw:fill-color="#afd095"/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text-align="center" style:writing-mode="lr-tb"/>
      <style:text-properties fo:color="#ffffff" loext:opacity="100%" fo:font-size="11pt" fo:font-weight="normal" style:font-size-asian="11pt" style:font-weight-asian="normal" style:font-size-complex="11pt" style:font-weight-complex="normal"/>
    </style:style>
    <style:style style:name="P5" style:family="paragraph">
      <loext:graphic-properties draw:fill-color="#158466"/>
      <style:paragraph-properties fo:text-align="center" style:writing-mode="lr-tb"/>
      <style:text-properties fo:color="#ffffff" loext:opacity="100%" fo:font-size="11pt" fo:font-weight="normal" style:font-size-asian="11pt" style:font-weight-asian="normal" style:font-size-complex="11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2a6099" loext:opacity="100%" fo:font-size="9pt" fo:font-weight="bold" style:font-size-asian="9pt" style:font-size-complex="9pt"/>
    </style:style>
    <style:style style:name="P7" style:family="paragraph">
      <loext:graphic-properties draw:fill-color="#dee6ef"/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loext:graphic-properties draw:fill-color="#2a6099"/>
      <style:paragraph-properties fo:text-align="center" style:writing-mode="lr-tb"/>
      <style:text-properties fo:color="#ffffff" loext:opacity="100%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2a6099" loext:opacity="100%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ffffff" loext:opacity="100%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color="#2a6099" loext:opacity="100%" fo:font-size="9pt" fo:font-weight="bold" style:font-size-asian="9pt" style:font-size-complex="9pt"/>
    </style:style>
    <style:style style:name="T4" style:family="text">
      <style:text-properties fo:color="#2a6099" loext:opacity="100%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xml:id="id2" draw:id="id2" draw:layer="layout" svg:width="4.5cm" svg:height="4.25cm" svg:x="2.95cm" svg:y="5.45cm">
          <draw:glue-point draw:id="4" svg:x="2.777cm" svg:y="-4.411cm"/>
          <text:p text:style-name="P1"><text:span text:style-name="T1">C++ </text:span><text:span text:style-name="T1">서비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4cm" svg:height="0.67cm" svg:x="3.5cm" svg:y="14cm">
          <draw:text-box>
            <text:p><text:span text:style-name="T1">What is grpc?</text:span></text:p>
          </draw:text-box>
        </draw:frame>
        <draw:custom-shape draw:style-name="gr3" draw:text-style-name="P5" xml:id="id3" draw:id="id3" draw:layer="layout" svg:width="3.5cm" svg:height="1.5cm" svg:x="3.5cm" svg:y="5.75cm">
          <draw:glue-point draw:id="4" svg:x="5cm" svg:y="3.333cm"/>
          <draw:glue-point draw:id="5" svg:x="3.571cm" svg:y="5cm"/>
          <text:p text:style-name="P4"><text:span text:style-name="T2">gRPC </text:span><text:span text:style-name="T2">서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2.5cm" svg:height="0.67cm" svg:x="8.3cm" svg:y="2.43cm">
          <draw:text-box>
            <text:p><text:span text:style-name="T3">Proto </text:span><text:span text:style-name="T3">요청</text:span></text:p>
          </draw:text-box>
        </draw:frame>
        <draw:custom-shape draw:style-name="gr4" draw:text-style-name="P7" draw:layer="layout" svg:width="4.5cm" svg:height="4.25cm" svg:x="12.75cm" svg:y="1.5cm">
          <text:p text:style-name="P1"><text:span text:style-name="T1">Ruby </text:span><text:span text:style-name="T1">클라이언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" draw:id="id1" draw:layer="layout" svg:width="2cm" svg:height="1.5cm" svg:x="13.25cm" svg:y="2cm">
          <draw:glue-point draw:id="4" svg:x="-2.5cm" svg:y="5cm"/>
          <text:p text:style-name="P4"><text:span text:style-name="T2">gRPC</text:span></text:p>
          <text:p text:style-name="P4"><text:span text:style-name="T2">스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5cm" svg:height="4.25cm" svg:x="12.75cm" svg:y="8.75cm">
          <text:p text:style-name="P1"><text:span text:style-name="T1">Android-java </text:span><text:span text:style-name="T1">클라이언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2cm" svg:height="1.5cm" svg:x="13.25cm" svg:y="9.25cm">
          <draw:glue-point draw:id="4" svg:x="-5cm" svg:y="-1.666cm"/>
          <draw:glue-point draw:id="5" svg:x="-5cm" svg:y="3.333cm"/>
          <text:p text:style-name="P4"><text:span text:style-name="T2">gRPC</text:span></text:p>
          <text:p text:style-name="P4"><text:span text:style-name="T2">스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draw:type="curve" svg:x1="13.25cm" svg:y1="2.75cm" svg:x2="6.449cm" svg:y2="5.701cm" draw:start-shape="id1" draw:start-glue-point="3" draw:end-shape="id2" draw:end-glue-point="4" svg:d="M13250 2750c-4534 0-6801 983-6801 2951" svg:viewBox="0 0 6802 2952">
          <text:p/>
        </draw:connector>
        <draw:connector draw:style-name="gr7" draw:text-style-name="P9" draw:layer="layout" draw:type="curve" svg:x1="7cm" svg:y1="6.5cm" svg:x2="13.75cm" svg:y2="3.5cm" draw:start-shape="id3" draw:start-glue-point="1" draw:end-shape="id1" draw:end-glue-point="4" svg:d="M7000 6500c4500 0 6750-1000 6750-3000" svg:viewBox="0 0 6751 3001">
          <text:p/>
        </draw:connector>
        <draw:connector draw:style-name="gr8" draw:text-style-name="P9" draw:layer="layout" draw:type="curve" svg:x1="14.25cm" svg:y1="9.25cm" svg:x2="7cm" svg:y2="6.999cm" draw:start-shape="id4" draw:start-glue-point="0" draw:end-shape="id3" draw:end-glue-point="4" svg:d="M14250 9250c0-1501-2416-2251-7250-2251" svg:viewBox="0 0 7251 2252">
          <text:p/>
        </draw:connector>
        <draw:connector draw:style-name="gr9" draw:text-style-name="P9" draw:layer="layout" draw:type="curve" svg:x1="6.499cm" svg:y1="7.25cm" svg:x2="13.25cm" svg:y2="10cm" draw:start-shape="id3" draw:start-glue-point="5" draw:end-shape="id4" draw:end-glue-point="3" svg:d="M6499 7250c0 1834 2250 2750 6751 2750" svg:viewBox="0 0 6752 2751">
          <text:p/>
        </draw:connector>
        <draw:frame draw:style-name="gr2" draw:text-style-name="P10" draw:layer="layout" svg:width="2.5cm" svg:height="0.67cm" svg:x="9.55cm" svg:y="5.48cm">
          <draw:text-box>
            <text:p><text:span text:style-name="T4">Proto </text:span><text:span text:style-name="T4">응답</text:span></text:p>
          </draw:text-box>
        </draw:frame>
        <draw:frame draw:style-name="gr2" draw:text-style-name="P10" draw:layer="layout" svg:width="2.5cm" svg:height="0.67cm" svg:x="9.8cm" svg:y="7.23cm">
          <draw:text-box>
            <text:p><text:span text:style-name="T4">Proto </text:span><text:span text:style-name="T4">요청</text:span></text:p>
          </draw:text-box>
        </draw:frame>
        <draw:frame draw:style-name="gr10" draw:text-style-name="P10" draw:layer="layout" svg:width="2.95cm" svg:height="0.937cm" svg:x="8.8cm" svg:y="9.83cm">
          <draw:text-box>
            <text:p><text:span text:style-name="T4">Proto </text:span><text:span text:style-name="T4">응답</text:span><text:span text:style-name="T4">(</text:span><text:span text:style-name="T4">들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2Coding" svg:font-family="D2Coding" style:font-adornments="보통" style:font-family-generic="modern" style:font-pitch="fixed"/>
    <style:font-face style:name="D2Coding1" svg:font-family="D2Coding" style:font-family-generic="roman" style:font-pitch="variable"/>
    <style:font-face style:name="D2Coding2" svg:font-family="D2Coding" style:font-adornments="보통" style:font-family-generic="modern" style:font-pitch="variable"/>
    <style:font-face style:name="D2Coding3" svg:font-family="D2Coding" style:font-adornments="보통" style:font-family-generic="roman" style:font-pitch="variable"/>
    <style:font-face style:name="D2Coding4" svg:font-family="D2Coding" style:font-family-generic="system" style:font-pitch="variable"/>
    <style:font-face style:name="D2Coding5" svg:font-family="D2Coding" style:font-adornments="보통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3" draw:display-name="화살촉 13" svg:viewBox="0 0 20 20" svg:d="M0 20l10-20 10 20z"/>
    <draw:marker draw:name="화살촉_20_14" draw:display-name="화살촉 14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2Coding" fo:font-family="D2Coding" style:font-style-name="보통" style:font-family-generic="modern" style:font-pitch="fixed" fo:font-size="18pt" fo:font-style="normal" fo:text-shadow="none" style:text-underline-style="none" fo:font-weight="normal" style:letter-kerning="true" style:font-name-asian="D2Coding" style:font-family-asian="D2Coding" style:font-style-name-asian="보통" style:font-family-generic-asian="modern" style:font-pitch-asian="fixed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20:57:45.354000000</meta:creation-date>
    <dc:date>2021-11-30T03:14:53.485000000</dc:date>
    <meta:editing-duration>PT3H46M9S</meta:editing-duration>
    <meta:editing-cycles>26</meta:editing-cycles>
    <meta:generator>LibreOffice/7.2.2.2$Windows_X86_64 LibreOffice_project/02b2acce88a210515b4a5bb2e46cbfb63fe97d56</meta:generator>
    <meta:document-statistic meta:object-count="15"/>
  </office:meta>
</office:document-meta>
</file>